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26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89">
            <text:p>0507 <text:s/>1021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89">
            <text:p>0507 <text:s/>1021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89">
            <text:p>0507 <text:s/>1021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89">
            <text:p>0507 <text:s/>1021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8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8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1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/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7T10:21:48.92">
            <text:p>0507 <text:s/>102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7T10:21:48.92">
            <text:p>2021/5/7 10:21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7T10:21:48.92">
            <text:p>0507 <text:s/>1021</text:p>
          </table:table-cell>
          <table:table-cell table:style-name="ce6" table:formula="of:=NOW()" office:value-type="date" office:date-value="2021-05-07T10:21:48.92">
            <text:p>0507 <text:s/>102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7T10:21:48.92">
            <text:p>0507 <text:s/>10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7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">
            <text:p>0507 <text:s/>1021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7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">
            <text:p>0507 <text:s/>102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">
            <text:p>0507 <text:s/>102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7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1">
            <text:p>0507 <text:s/>102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1">
            <text:p>0507 <text:s/>102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1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1">
            <text:p>0507 <text:s/>102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1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1">
            <text:p>0507 <text:s/>1021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1">
            <text:p>0507 <text:s/>1021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7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2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2">
            <text:p>0507 <text:s/>102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7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2">
            <text:p>0507 <text:s/>102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7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2">
            <text:p>0507 <text:s/>1021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7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2">
            <text:p>0507 <text:s/>1021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2">
            <text:p>0507 <text:s/>1021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3">
            <text:p>0507 <text:s/>102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3">
            <text:p>0507 <text:s/>102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3">
            <text:p>0507 <text:s/>102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3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3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7" office:value-type="string" table:number-columns-spanned="2" table:number-rows-spanned="1">
            <text:p>あなたの名前はなんですか？</text:p>
          </table:table-cell>
          <table:covered-table-cell table:style-name="ce19" office:value-type="string">
            <text:p>あなたの名前はなんですか？</text:p>
          </table:covered-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3">
            <text:p>0507 <text:s/>1021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7" office:value-type="string" table:number-columns-spanned="2" table:number-rows-spanned="1">
            <text:p>水を飲みたいですか。何か食べたいですか。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3">
            <text:p>0507 <text:s/>102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4">
            <text:p>0507 <text:s/>1021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4">
            <text:p>0507 <text:s/>1021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4">
            <text:p>0507 <text:s/>102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0" office:value-type="string">
            <text:p>a'thlathaaI / maayu</text:p>
          </table:table-cell>
          <table:table-cell table:style-name="ce19" office:value-type="string">
            <text:p>it was tuesday, fifth of May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5">
            <text:p>0507 <text:s/>1021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7" office:value-type="string">
            <text:p>panjoo / mo_h[month / me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5">
            <text:p>0507 <text:s/>1021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1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19"/>
          <table:table-cell table:style-name="ce26" office:value-type="string" table:number-columns-spanned="2" table:number-rows-spanned="1">
            <text:p>일본에 언제 왔습니까? / 일본에 얼마나 있었습니까?</text:p>
          </table:table-cell>
          <table:covered-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22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4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22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4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7" office:value-type="string">
            <text:p>al'chaamisi / maayu</text:p>
          </table:table-cell>
          <table:table-cell table:style-name="ce19" office:value-type="string">
            <text:p>it was wednesday, fifth of May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7" office:value-type="string">
            <text:p>panjoom / ma_h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4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다시 한 번 말씀 해주시겠어요?</text:p>
          </table:table-cell>
          <table:table-cell table:style-name="ce17" office:value-type="string" table:number-columns-spanned="2" table:number-rows-spanned="1">
            <text:p>もう一度言ってくださるでしょうか？</text:p>
          </table:table-cell>
          <table:covered-table-cell table:style-name="ce19"/>
          <table:table-cell table:style-name="ce17" office:value-type="string">
            <text:p>https://marisha39.com/phrase/phrase1314/</text:p>
          </table:table-cell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괜찮으시다면, 물어보고 싶은 게 하나 있는데요.</text:p>
          </table:table-cell>
          <table:table-cell table:style-name="ce17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만약 시간 괜찮으시다면, 오전 열시에 뵙고 싶은데.</text:p>
          </table:table-cell>
          <table:table-cell table:style-name="ce17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19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19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크로는 내려오지않다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제 1 회의 고체주기. 그 도중에서 미케가 먹기를 중단해 내려온다. / 마사지를 다시 해주었다.</text:p>
          </table:table-cell>
          <table:table-cell table:style-name="ce17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czwartek, szósty maja.</text:p>
          </table:table-cell>
          <table:table-cell table:style-name="ce17" office:value-type="string" table:number-columns-spanned="2" table:number-rows-spanned="1">
            <text:p>это был четверг, шесто'е мая.</text:p>
          </table:table-cell>
          <table:covered-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uiry. to jest łatwiej teraz. </text:p>
          </table:table-cell>
          <table:table-cell table:style-name="ce23" office:value-type="string" table:number-columns-spanned="2" table:number-rows-spanned="1">
            <text:p>shino : 첫 번째 구멍을 잡고. 지금은 더 쉽습니다.</text:p>
          </table:table-cell>
          <table:covered-table-cell table:style-name="ce25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położuję palec na dziurze miękko. wcześniej włożyłem dużo wysiłku w trzymaniem pierwszego dziury.</text:p>
          </table:table-cell>
          <table:table-cell table:style-name="ce23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25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4.93">
            <text:p>0507 <text:s/>1021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خميس، السادس من مايو.</text:p>
          </table:table-cell>
          <table:table-cell table:style-name="ce17"/>
          <table:table-cell table:style-name="ce19" office:value-type="string">
            <text:p>it was thursday, sixth of May</text:p>
          </table:table-cell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4.93">
            <text:p>0507 <text:s/>1021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پنج شنبه، ششم ماه مه بود.</text:p>
          </table:table-cell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4.93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4.93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8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8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8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6">
            <text:p>5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8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7">
            <text:p>5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8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9.08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9">
            <text:p>5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6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0">
            <text:p>6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6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1">
            <text:p>6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6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2">
            <text:p>6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6">
            <text:p>0507 <text:s/>1021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63">
            <text:p>6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7"/>
          <table:table-cell table:style-name="ce12"/>
          <table:table-cell/>
          <table:table-cell table:style-name="ce15"/>
          <table:table-cell table:style-name="ce6" table:formula="of:=NOW()" office:value-type="date" office:date-value="2021-05-07T10:21:46.01">
            <text:p>0507 <text:s/>1021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7T10:21:46.01">
            <text:p>0507 <text:s/>1021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7T10:21:49.08">
            <text:p>0507 <text:s/>1021</text:p>
          </table:table-cell>
          <table:table-cell table:style-name="ce6" table:formula="of:=NOW()" office:value-type="date" office:date-value="2021-05-07T10:21:49.08">
            <text:p>0507 <text:s/>1021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7T10:21:49.08">
            <text:p>0507 <text:s/>10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2021/05/07</text:date>, <text:time>10:21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7T10:21:48.68</dc:date>
    <dc:creator>iwabuchi ken</dc:creator>
    <meta:editing-duration>P2DT10H27M53S</meta:editing-duration>
    <meta:editing-cycles>326</meta:editing-cycles>
    <meta:generator>OpenOffice/4.1.3$Win32 OpenOffice.org_project/413m1$Build-9783</meta:generator>
    <meta:document-statistic meta:table-count="2" meta:cell-count="494" meta:object-count="0"/>
  </office:meta>
</office:document-meta>
</file>